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8.336cm"/>
    </style:style>
    <style:style style:name="co4" style:family="table-column">
      <style:table-column-properties fo:break-before="auto" style:column-width="1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b3b3b3" style:vertical-align="middle"/>
    </style:style>
    <style:style style:name="ce3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8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de urgence, retour base base → rover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de urgence, retour base rover → base (info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transmettre message rasp → ard → antenne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chaîne de caractère sans « ; »</text:p>
          </table:table-cell>
          <table:table-cell table:number-columns-repeated="1019"/>
        </table:table-row>
        <table:table-row table:style-name="ro2">
          <table:table-cell/>
          <table:table-cell table:style-name="ce10"/>
          <table:table-cell office:value-type="string" calcext:value-type="string">
            <text:p>transmettre message 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TA</text:p>
          </table:table-cell>
          <table:table-cell office:value-type="string" calcext:value-type="string">
            <text:p>point actuel base → rover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office:value-type="string" calcext:value-type="string">
            <text:p>point actuel rover → base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BILAN</text:p>
          </table:table-cell>
          <table:table-cell office:value-type="string" calcext:value-type="string">
            <text:p>transmettre bilan base → rover (requê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ransmettre bilan rover → base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TC</text:p>
          </table:table-cell>
          <table:table-cell office:value-type="string" calcext:value-type="string">
            <text:p>point cible base → rover (requê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distances obstacle rasp <text:s/>→ ard (requête)</text:p>
          </table:table-cell>
          <table:table-cell table:style-name="ce17" office:value-type="float" office:value="0" calcext:value-type="float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distances obstacle ard  → rasp (réponse</text:p>
            <text:p>ou à l’initiative si problème)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distances (1 par détecteur, décimal, en mètres)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ansmission données capteurs pour carto </text:p>
            <text:p><text:span text:style-name="T1">base → rover (requête)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nsmission données capteurs pour carto </text:p>
            <text:p><text:span text:style-name="T1">rover → base (réponse)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empérature (décimal avec un point) </text:span></text:p>
            <text:p>pression (décimal avec un point)</text:p>
            <text:p><text:span text:style-name="T1">Vitesse vent (décimal avec un point)</text:span></text:p>
            <text:p><text:span text:style-name="T1">Orientation vent (décimal avec un point)</text:span>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ientation rover base → rover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orientation rover rover → base (répon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 par rapport à la demi-droite Ox, sens trigo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gnaler sa position base → rover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V</text:p>
          </table:table-cell>
          <table:table-cell office:value-type="string" calcext:value-type="string">
            <text:p>avancer 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RE</text:p>
          </table:table-cell>
          <table:table-cell office:value-type="string" calcext:value-type="string">
            <text:p>reculer 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TD</text:p>
          </table:table-cell>
          <table:table-cell office:value-type="string" calcext:value-type="string">
            <text:p>tourner à droite, sur place 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TG</text:p>
          </table:table-cell>
          <table:table-cell office:value-type="string" calcext:value-type="string">
            <text:p>tourner à gauche, sur place 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7:35:22.9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1.2$Windows_X86_64 LibreOffice_project/87b77fad49947c1441b67c559c339af8f3517e22</meta:generator>
    <dc:date>2022-08-14T17:48:22.135000000</dc:date>
    <meta:editing-duration>PT3H54M53S</meta:editing-duration>
    <meta:editing-cycles>15</meta:editing-cycles>
    <meta:document-statistic meta:table-count="1" meta:cell-count="93" meta:object-count="0"/>
  </office:meta>
</office:document-meta>
</file>